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569cd6" loext:opacity="100%" style:font-name="Consolas" fo:font-size="10.5pt" fo:font-weight="normal"/>
    </style:style>
    <style:style style:name="T9" style:family="text">
      <style:text-properties fo:color="#4fc1ff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4ec9b0" loext:opacity="100%" style:font-name="Consolas" fo:font-size="10.5pt" fo:font-weight="normal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6a9955" loext:opacity="100%" style:font-name="Consolas" fo:font-size="10.5pt" fo:font-weight="normal"/>
    </style:style>
    <style:style style:name="T16" style:family="text">
      <style:text-properties fo:color="#c586c0" loext:opacity="100%" style:font-name="Consolas" fo:font-size="10.5pt" fo:font-weight="normal"/>
    </style:style>
    <style:style style:name="T17" style:family="text">
      <style:text-properties fo:color="#808080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'./IngresosEgresos.css'</text:span>;</text:p>
      <text:p text:style-name="P1"><text:span text:style-name="T1">import</text:span> <text:span text:style-name="T3">React</text:span>, { <text:span text:style-name="T3">useEffect</text:span>, <text:span text:style-name="T3">useState</text:span> } <text:span text:style-name="T1">from</text:span> <text:span text:style-name="T2">"react"</text:span>;</text:p>
      <text:p text:style-name="P1"><text:span text:style-name="T1">import</text:span> {</text:p>
      <text:p text:style-name="P2">  <text:span text:style-name="T4">BarChart</text:span><text:span text:style-name="T5">,</text:span></text:p>
      <text:p text:style-name="P2">  <text:span text:style-name="T4">Bar</text:span><text:span text:style-name="T5">,</text:span></text:p>
      <text:p text:style-name="P2">  <text:span text:style-name="T4">XAxis</text:span><text:span text:style-name="T5">,</text:span></text:p>
      <text:p text:style-name="P2">  <text:span text:style-name="T4">YAxis</text:span><text:span text:style-name="T5">,</text:span></text:p>
      <text:p text:style-name="P2">  <text:span text:style-name="T4">CartesianGrid</text:span><text:span text:style-name="T5">,</text:span></text:p>
      <text:p text:style-name="P2">  <text:span text:style-name="T4">Tooltip</text:span><text:span text:style-name="T5">,</text:span></text:p>
      <text:p text:style-name="P2">  <text:span text:style-name="T4">Legend</text:span><text:span text:style-name="T5">,</text:span></text:p>
      <text:p text:style-name="P2">  <text:span text:style-name="T4">ResponsiveContainer</text:span></text:p>
      <text:p text:style-name="P1">} <text:span text:style-name="T1">from</text:span> <text:span text:style-name="T2">"recharts"</text:span>;</text:p>
      <text:p text:style-name="P3"/>
      <text:p text:style-name="P1"><text:span text:style-name="T6">function</text:span> <text:span text:style-name="T7">IngresosEgresos</text:span>() {</text:p>
      <text:p text:style-name="P2">  <text:span text:style-name="T8">const</text:span><text:span text:style-name="T5"> [</text:span><text:span text:style-name="T9">datosMensuales</text:span><text:span text:style-name="T5">, </text:span><text:span text:style-name="T10">setDatosMensuales</text:span><text:span text:style-name="T5">] </text:span><text:span text:style-name="T11">=</text:span><text:span text:style-name="T5"> </text:span><text:span text:style-name="T10">useState</text:span><text:span text:style-name="T5">([]);</text:span></text:p>
      <text:p text:style-name="P3"/>
      <text:p text:style-name="P2">  <text:span text:style-name="T10">useEffect</text:span><text:span text:style-name="T5">(() </text:span><text:span text:style-name="T8">=&gt;</text:span><text:span text:style-name="T5"> {</text:span></text:p>
      <text:p text:style-name="P2">  <text:span text:style-name="T10">fetch</text:span><text:span text:style-name="T5">(</text:span><text:span text:style-name="T12">"http://127.0.0.1:8000/movimientos"</text:span><text:span text:style-name="T5">)</text:span></text:p>
      <text:p text:style-name="P2">    <text:span text:style-name="T5">.</text:span><text:span text:style-name="T10">then</text:span><text:span text:style-name="T5">((</text:span><text:span text:style-name="T4">response</text:span><text:span text:style-name="T5">) </text:span><text:span text:style-name="T8">=&gt;</text:span><text:span text:style-name="T5"> </text:span><text:span text:style-name="T4">response</text:span><text:span text:style-name="T5">.</text:span><text:span text:style-name="T10">json</text:span><text:span text:style-name="T5">())</text:span></text:p>
      <text:p text:style-name="P2">    <text:span text:style-name="T5">.</text:span><text:span text:style-name="T10">then</text:span><text:span text:style-name="T5">((</text:span><text:span text:style-name="T4">data</text:span><text:span text:style-name="T5">) </text:span><text:span text:style-name="T8">=&gt;</text:span><text:span text:style-name="T5"> {</text:span></text:p>
      <text:p text:style-name="P2">      <text:span text:style-name="T4">console</text:span><text:span text:style-name="T5">.</text:span><text:span text:style-name="T10">log</text:span><text:span text:style-name="T5">(</text:span><text:span text:style-name="T12">"Datos recibidos desde /movimientos:"</text:span><text:span text:style-name="T5">, </text:span><text:span text:style-name="T4">data</text:span><text:span text:style-name="T5">);</text:span></text:p>
      <text:p text:style-name="P3"/>
      <text:p text:style-name="P2">      <text:span text:style-name="T8">const</text:span><text:span text:style-name="T5"> </text:span><text:span text:style-name="T9">agrupados</text:span><text:span text:style-name="T5"> </text:span><text:span text:style-name="T11">=</text:span><text:span text:style-name="T5"> {};</text:span></text:p>
      <text:p text:style-name="P3"/>
      <text:p text:style-name="P2">      <text:span text:style-name="T4">data</text:span><text:span text:style-name="T5">.</text:span><text:span text:style-name="T10">forEach</text:span><text:span text:style-name="T5">((</text:span><text:span text:style-name="T4">item</text:span><text:span text:style-name="T5">) </text:span><text:span text:style-name="T8">=&gt;</text:span><text:span text:style-name="T5"> {</text:span></text:p>
      <text:p text:style-name="P2">        <text:span text:style-name="T8">const</text:span><text:span text:style-name="T5"> [</text:span><text:span text:style-name="T9">anio</text:span><text:span text:style-name="T5">, </text:span><text:span text:style-name="T9">mes</text:span><text:span text:style-name="T5">, </text:span><text:span text:style-name="T9">dia</text:span><text:span text:style-name="T5">] </text:span><text:span text:style-name="T11">=</text:span><text:span text:style-name="T5"> </text:span><text:span text:style-name="T4">item</text:span><text:span text:style-name="T5">.</text:span><text:span text:style-name="T4">fecha</text:span><text:span text:style-name="T5">.</text:span><text:span text:style-name="T10">split</text:span><text:span text:style-name="T5">(</text:span><text:span text:style-name="T12">"-"</text:span><text:span text:style-name="T5">);</text:span></text:p>
      <text:p text:style-name="P2">        <text:span text:style-name="T8">const</text:span><text:span text:style-name="T5"> </text:span><text:span text:style-name="T9">fecha</text:span><text:span text:style-name="T5"> </text:span><text:span text:style-name="T11">=</text:span><text:span text:style-name="T5"> </text:span><text:span text:style-name="T8">new</text:span><text:span text:style-name="T5"> </text:span><text:span text:style-name="T13">Date</text:span><text:span text:style-name="T5">(</text:span><text:span text:style-name="T9">anio</text:span><text:span text:style-name="T5">, </text:span><text:span text:style-name="T9">mes</text:span><text:span text:style-name="T5"> </text:span><text:span text:style-name="T11">-</text:span><text:span text:style-name="T5"> </text:span><text:span text:style-name="T14">1</text:span><text:span text:style-name="T5">, </text:span><text:span text:style-name="T9">dia</text:span><text:span text:style-name="T5">); </text:span><text:span text:style-name="T15">// Corrección clave</text:span></text:p>
      <text:p text:style-name="P2">        <text:span text:style-name="T8">const</text:span><text:span text:style-name="T5"> </text:span><text:span text:style-name="T9">claveMes</text:span><text:span text:style-name="T5"> </text:span><text:span text:style-name="T11">=</text:span><text:span text:style-name="T5"> </text:span><text:span text:style-name="T12">`</text:span><text:span text:style-name="T8">${</text:span><text:span text:style-name="T9">fecha</text:span><text:span text:style-name="T11">.</text:span><text:span text:style-name="T10">getFullYear</text:span><text:span text:style-name="T11">()</text:span><text:span text:style-name="T8">}</text:span><text:span text:style-name="T12">-</text:span><text:span text:style-name="T8">${</text:span><text:span text:style-name="T13">String</text:span><text:span text:style-name="T11">(</text:span><text:span text:style-name="T9">fecha</text:span><text:span text:style-name="T11">.</text:span><text:span text:style-name="T10">getMonth</text:span><text:span text:style-name="T11">() + </text:span><text:span text:style-name="T14">1</text:span><text:span text:style-name="T11">).</text:span><text:span text:style-name="T10">padStart</text:span><text:span text:style-name="T11">(</text:span><text:span text:style-name="T14">2</text:span><text:span text:style-name="T11">, </text:span><text:span text:style-name="T12">"0"</text:span><text:span text:style-name="T11">)</text:span><text:span text:style-name="T8">}</text:span><text:span text:style-name="T12">`</text:span><text:span text:style-name="T5">;</text:span></text:p>
      <text:p text:style-name="P3"/>
      <text:p text:style-name="P2">        <text:span text:style-name="T16">if</text:span><text:span text:style-name="T5"> (</text:span><text:span text:style-name="T11">!</text:span><text:span text:style-name="T9">agrupados</text:span><text:span text:style-name="T5">[</text:span><text:span text:style-name="T9">claveMes</text:span><text:span text:style-name="T5">]) {</text:span></text:p>
      <text:p text:style-name="P2">          <text:span text:style-name="T9">agrupados</text:span><text:span text:style-name="T5">[</text:span><text:span text:style-name="T9">claveMes</text:span><text:span text:style-name="T5">] </text:span><text:span text:style-name="T11">=</text:span><text:span text:style-name="T5"> { </text:span><text:span text:style-name="T4">mes:</text:span><text:span text:style-name="T5"> </text:span><text:span text:style-name="T9">claveMes</text:span><text:span text:style-name="T5">, </text:span><text:span text:style-name="T4">ingreso:</text:span><text:span text:style-name="T5"> </text:span><text:span text:style-name="T14">0</text:span><text:span text:style-name="T5">, </text:span><text:span text:style-name="T4">egreso:</text:span><text:span text:style-name="T5"> </text:span><text:span text:style-name="T14">0</text:span><text:span text:style-name="T5"> };</text:span></text:p>
      <text:p text:style-name="P2">        <text:span text:style-name="T5">}</text:span></text:p>
      <text:p text:style-name="P3"/>
      <text:p text:style-name="P2">        <text:span text:style-name="T16">if</text:span><text:span text:style-name="T5"> (</text:span><text:span text:style-name="T4">item</text:span><text:span text:style-name="T5">.</text:span><text:span text:style-name="T4">tipo</text:span><text:span text:style-name="T5"> </text:span><text:span text:style-name="T11">===</text:span><text:span text:style-name="T5"> </text:span><text:span text:style-name="T12">"ingreso"</text:span><text:span text:style-name="T5">) {</text:span></text:p>
      <text:p text:style-name="P2">          <text:span text:style-name="T9">agrupados</text:span><text:span text:style-name="T5">[</text:span><text:span text:style-name="T9">claveMes</text:span><text:span text:style-name="T5">].</text:span><text:span text:style-name="T4">ingreso</text:span><text:span text:style-name="T5"> </text:span><text:span text:style-name="T11">+=</text:span><text:span text:style-name="T5"> </text:span><text:span text:style-name="T10">parseFloat</text:span><text:span text:style-name="T5">(</text:span><text:span text:style-name="T4">item</text:span><text:span text:style-name="T5">.</text:span><text:span text:style-name="T4">monto</text:span><text:span text:style-name="T5">);</text:span></text:p>
      <text:p text:style-name="P2">        <text:span text:style-name="T5">} </text:span><text:span text:style-name="T16">else</text:span><text:span text:style-name="T5"> </text:span><text:span text:style-name="T16">if</text:span><text:span text:style-name="T5"> (</text:span><text:span text:style-name="T4">item</text:span><text:span text:style-name="T5">.</text:span><text:span text:style-name="T4">tipo</text:span><text:span text:style-name="T5"> </text:span><text:span text:style-name="T11">===</text:span><text:span text:style-name="T5"> </text:span><text:span text:style-name="T12">"egreso"</text:span><text:span text:style-name="T5">) {</text:span></text:p>
      <text:p text:style-name="P2">          <text:span text:style-name="T9">agrupados</text:span><text:span text:style-name="T5">[</text:span><text:span text:style-name="T9">claveMes</text:span><text:span text:style-name="T5">].</text:span><text:span text:style-name="T4">egreso</text:span><text:span text:style-name="T5"> </text:span><text:span text:style-name="T11">+=</text:span><text:span text:style-name="T5"> </text:span><text:span text:style-name="T10">parseFloat</text:span><text:span text:style-name="T5">(</text:span><text:span text:style-name="T4">item</text:span><text:span text:style-name="T5">.</text:span><text:span text:style-name="T4">monto</text:span><text:span text:style-name="T5">);</text:span></text:p>
      <text:p text:style-name="P2">        <text:span text:style-name="T5">}</text:span></text:p>
      <text:p text:style-name="P2">      <text:span text:style-name="T5">});</text:span></text:p>
      <text:p text:style-name="P3"/>
      <text:p text:style-name="P2">      <text:span text:style-name="T8">const</text:span><text:span text:style-name="T5"> </text:span><text:span text:style-name="T9">datosFormateados</text:span><text:span text:style-name="T5"> </text:span><text:span text:style-name="T11">=</text:span><text:span text:style-name="T5"> </text:span><text:span text:style-name="T13">Object</text:span><text:span text:style-name="T5">.</text:span><text:span text:style-name="T10">values</text:span><text:span text:style-name="T5">(</text:span><text:span text:style-name="T9">agrupados</text:span><text:span text:style-name="T5">)</text:span></text:p>
      <text:p text:style-name="P2">        <text:span text:style-name="T5">.</text:span><text:span text:style-name="T10">filter</text:span><text:span text:style-name="T5">((</text:span><text:span text:style-name="T4">mes</text:span><text:span text:style-name="T5">) </text:span><text:span text:style-name="T8">=&gt;</text:span><text:span text:style-name="T5"> </text:span><text:span text:style-name="T4">mes</text:span><text:span text:style-name="T5">.</text:span><text:span text:style-name="T4">ingreso</text:span><text:span text:style-name="T5"> </text:span><text:span text:style-name="T11">&gt;</text:span><text:span text:style-name="T5"> </text:span><text:span text:style-name="T14">0</text:span><text:span text:style-name="T5"> </text:span><text:span text:style-name="T11">||</text:span><text:span text:style-name="T5"> </text:span><text:span text:style-name="T4">mes</text:span><text:span text:style-name="T5">.</text:span><text:span text:style-name="T4">egreso</text:span><text:span text:style-name="T5"> </text:span><text:span text:style-name="T11">&gt;</text:span><text:span text:style-name="T5"> </text:span><text:span text:style-name="T14">0</text:span><text:span text:style-name="T5">)</text:span></text:p>
      <text:p text:style-name="P2">        <text:span text:style-name="T5">.</text:span><text:span text:style-name="T10">sort</text:span><text:span text:style-name="T5">((</text:span><text:span text:style-name="T4">a</text:span><text:span text:style-name="T5">, </text:span><text:span text:style-name="T4">b</text:span><text:span text:style-name="T5">) </text:span><text:span text:style-name="T8">=&gt;</text:span><text:span text:style-name="T5"> </text:span><text:span text:style-name="T4">a</text:span><text:span text:style-name="T5">.</text:span><text:span text:style-name="T4">mes</text:span><text:span text:style-name="T5">.</text:span><text:span text:style-name="T10">localeCompare</text:span><text:span text:style-name="T5">(</text:span><text:span text:style-name="T4">b</text:span><text:span text:style-name="T5">.</text:span><text:span text:style-name="T4">mes</text:span><text:span text:style-name="T5">));</text:span></text:p>
      <text:p text:style-name="P3"/>
      <text:p text:style-name="P2">      <text:span text:style-name="T10">setDatosMensuales</text:span><text:span text:style-name="T5">(</text:span><text:span text:style-name="T9">datosFormateados</text:span><text:span text:style-name="T5">);</text:span></text:p>
      <text:p text:style-name="P2">    <text:span text:style-name="T5">})</text:span></text:p>
      <text:p text:style-name="P2">    <text:span text:style-name="T5">.</text:span><text:span text:style-name="T10">catch</text:span><text:span text:style-name="T5">((</text:span><text:span text:style-name="T4">error</text:span><text:span text:style-name="T5">) </text:span><text:span text:style-name="T8">=&gt;</text:span><text:span text:style-name="T5"> {</text:span></text:p>
      <text:p text:style-name="P2">      <text:span text:style-name="T4">console</text:span><text:span text:style-name="T5">.</text:span><text:span text:style-name="T10">error</text:span><text:span text:style-name="T5">(</text:span><text:span text:style-name="T12">"Error al obtener los movimientos:"</text:span><text:span text:style-name="T5">, </text:span><text:span text:style-name="T4">error</text:span><text:span text:style-name="T5">);</text:span></text:p>
      <text:p text:style-name="P2">    <text:span text:style-name="T5">});</text:span></text:p>
      <text:p text:style-name="P1">}, []);</text:p>
      <text:p text:style-name="P3"><text:soft-page-break/></text:p>
      <text:p text:style-name="P2">  <text:span text:style-name="T16">return</text:span><text:span text:style-name="T5"> (</text:span></text:p>
      <text:p text:style-name="P2">    <text:span text:style-name="T17">&lt;</text:span><text:span text:style-name="T8">div</text:span><text:span text:style-name="T5"> </text:span><text:span text:style-name="T4">className</text:span><text:span text:style-name="T11">=</text:span><text:span text:style-name="T12">"ingresos-egresos"</text:span><text:span text:style-name="T17">&gt;</text:span><text:span text:style-name="T5">      </text:span></text:p>
      <text:p text:style-name="P2">      <text:span text:style-name="T17">&lt;</text:span><text:span text:style-name="T8">h2</text:span><text:span text:style-name="T5"> </text:span><text:span text:style-name="T4">className</text:span><text:span text:style-name="T11">=</text:span><text:span text:style-name="T12">"titulo-grafico"</text:span><text:span text:style-name="T17">&gt;</text:span><text:span text:style-name="T5">Ingresos y Egresos por Mes</text:span><text:span text:style-name="T17">&lt;/</text:span><text:span text:style-name="T8">h2</text:span><text:span text:style-name="T17">&gt;</text:span></text:p>
      <text:p text:style-name="P2">       <text:span text:style-name="T17">&lt;</text:span><text:span text:style-name="T13">ResponsiveContainer</text:span><text:span text:style-name="T5"> </text:span><text:span text:style-name="T4">width</text:span><text:span text:style-name="T11">=</text:span><text:span text:style-name="T12">"100%"</text:span><text:span text:style-name="T5"> </text:span><text:span text:style-name="T4">height</text:span><text:span text:style-name="T11">=</text:span><text:span text:style-name="T8">{</text:span><text:span text:style-name="T14">400</text:span><text:span text:style-name="T8">}</text:span><text:span text:style-name="T17">&gt;</text:span><text:span text:style-name="T5">      </text:span></text:p>
      <text:p text:style-name="P2">        <text:span text:style-name="T17">&lt;</text:span><text:span text:style-name="T13">BarChart</text:span></text:p>
      <text:p text:style-name="P2">          <text:span text:style-name="T4">data</text:span><text:span text:style-name="T11">=</text:span><text:span text:style-name="T8">{</text:span><text:span text:style-name="T9">datosMensuales</text:span><text:span text:style-name="T8">}</text:span></text:p>
      <text:p text:style-name="P2">          <text:span text:style-name="T4">margin</text:span><text:span text:style-name="T11">=</text:span><text:span text:style-name="T8">{</text:span><text:span text:style-name="T11">{ </text:span><text:span text:style-name="T4">top:</text:span><text:span text:style-name="T11"> </text:span><text:span text:style-name="T14">20</text:span><text:span text:style-name="T11">, </text:span><text:span text:style-name="T4">right:</text:span><text:span text:style-name="T11"> </text:span><text:span text:style-name="T14">30</text:span><text:span text:style-name="T11">, </text:span><text:span text:style-name="T4">left:</text:span><text:span text:style-name="T11"> </text:span><text:span text:style-name="T14">20</text:span><text:span text:style-name="T11">, </text:span><text:span text:style-name="T4">bottom:</text:span><text:span text:style-name="T11"> </text:span><text:span text:style-name="T14">60</text:span><text:span text:style-name="T11"> }</text:span><text:span text:style-name="T8">}</text:span></text:p>
      <text:p text:style-name="P2">        <text:span text:style-name="T17">&gt;</text:span></text:p>
      <text:p text:style-name="P2">          <text:span text:style-name="T17">&lt;</text:span><text:span text:style-name="T13">CartesianGrid</text:span><text:span text:style-name="T5"> </text:span><text:span text:style-name="T4">strokeDasharray</text:span><text:span text:style-name="T11">=</text:span><text:span text:style-name="T12">"3 3"</text:span><text:span text:style-name="T5"> </text:span><text:span text:style-name="T17">/&gt;</text:span></text:p>
      <text:p text:style-name="P2">          <text:span text:style-name="T17">&lt;</text:span><text:span text:style-name="T13">XAxis</text:span></text:p>
      <text:p text:style-name="P2">            <text:span text:style-name="T4">dataKey</text:span><text:span text:style-name="T11">=</text:span><text:span text:style-name="T12">"mes"</text:span></text:p>
      <text:p text:style-name="P2">            <text:span text:style-name="T4">angle</text:span><text:span text:style-name="T11">=</text:span><text:span text:style-name="T8">{</text:span><text:span text:style-name="T11">-</text:span><text:span text:style-name="T14">45</text:span><text:span text:style-name="T8">}</text:span></text:p>
      <text:p text:style-name="P2">            <text:span text:style-name="T4">textAnchor</text:span><text:span text:style-name="T11">=</text:span><text:span text:style-name="T12">"end"</text:span></text:p>
      <text:p text:style-name="P2">            <text:span text:style-name="T4">interval</text:span><text:span text:style-name="T11">=</text:span><text:span text:style-name="T8">{</text:span><text:span text:style-name="T14">0</text:span><text:span text:style-name="T8">}</text:span></text:p>
      <text:p text:style-name="P2">            <text:span text:style-name="T4">height</text:span><text:span text:style-name="T11">=</text:span><text:span text:style-name="T8">{</text:span><text:span text:style-name="T14">80</text:span><text:span text:style-name="T8">}</text:span></text:p>
      <text:p text:style-name="P2">          <text:span text:style-name="T17">/&gt;</text:span></text:p>
      <text:p text:style-name="P2">          <text:span text:style-name="T17">&lt;</text:span><text:span text:style-name="T13">YAxis</text:span><text:span text:style-name="T5"> </text:span><text:span text:style-name="T17">/&gt;</text:span></text:p>
      <text:p text:style-name="P2">          <text:span text:style-name="T17">&lt;</text:span><text:span text:style-name="T13">Tooltip</text:span><text:span text:style-name="T5"> </text:span><text:span text:style-name="T17">/&gt;</text:span></text:p>
      <text:p text:style-name="P2">          <text:span text:style-name="T17">&lt;</text:span><text:span text:style-name="T13">Legend</text:span><text:span text:style-name="T5"> </text:span><text:span text:style-name="T4">verticalAlign</text:span><text:span text:style-name="T11">=</text:span><text:span text:style-name="T12">"top"</text:span><text:span text:style-name="T5"> </text:span><text:span text:style-name="T17">/&gt;</text:span></text:p>
      <text:p text:style-name="P2">          <text:span text:style-name="T17">&lt;</text:span><text:span text:style-name="T13">Bar</text:span><text:span text:style-name="T5"> </text:span><text:span text:style-name="T4">dataKey</text:span><text:span text:style-name="T11">=</text:span><text:span text:style-name="T12">"ingreso"</text:span><text:span text:style-name="T5"> </text:span><text:span text:style-name="T4">fill</text:span><text:span text:style-name="T11">=</text:span><text:span text:style-name="T12">"#0088FE"</text:span><text:span text:style-name="T5"> </text:span><text:span text:style-name="T4">name</text:span><text:span text:style-name="T11">=</text:span><text:span text:style-name="T12">"Ingresos"</text:span><text:span text:style-name="T5"> </text:span><text:span text:style-name="T17">/&gt;</text:span></text:p>
      <text:p text:style-name="P2">          <text:span text:style-name="T17">&lt;</text:span><text:span text:style-name="T13">Bar</text:span><text:span text:style-name="T5"> </text:span><text:span text:style-name="T4">dataKey</text:span><text:span text:style-name="T11">=</text:span><text:span text:style-name="T12">"egreso"</text:span><text:span text:style-name="T5"> </text:span><text:span text:style-name="T4">fill</text:span><text:span text:style-name="T11">=</text:span><text:span text:style-name="T12">"#FF8042"</text:span><text:span text:style-name="T5"> </text:span><text:span text:style-name="T4">name</text:span><text:span text:style-name="T11">=</text:span><text:span text:style-name="T12">"Egresos"</text:span><text:span text:style-name="T5"> </text:span><text:span text:style-name="T17">/&gt;</text:span></text:p>
      <text:p text:style-name="P2">        <text:span text:style-name="T17">&lt;/</text:span><text:span text:style-name="T13">BarChart</text:span><text:span text:style-name="T17">&gt;</text:span></text:p>
      <text:p text:style-name="P2">      <text:span text:style-name="T17">&lt;/</text:span><text:span text:style-name="T13">ResponsiveContainer</text:span><text:span text:style-name="T17">&gt;</text:span><text:span text:style-name="T5">      </text:span></text:p>
      <text:p text:style-name="P2">    <text:span text:style-name="T17">&lt;/</text:span><text:span text:style-name="T8">div</text:span><text:span text:style-name="T17">&gt;</text:span></text:p>
      <text:p text:style-name="P2">  <text:span text:style-name="T5">);</text:span></text:p>
      <text:p text:style-name="P1">}</text:p>
      <text:p text:style-name="P3"/>
      <text:p text:style-name="P1"><text:span text:style-name="T1">export</text:span> <text:span text:style-name="T1">default</text:span> <text:span text:style-name="T7">IngresosEgresos</text:span>;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23:05:19.111132300</meta:creation-date>
    <dc:date>2025-08-07T23:05:24.646039800</dc:date>
    <meta:editing-duration>PT5S</meta:editing-duration>
    <meta:editing-cycles>1</meta:editing-cycles>
    <meta:document-statistic meta:table-count="0" meta:image-count="0" meta:object-count="0" meta:page-count="2" meta:paragraph-count="69" meta:word-count="205" meta:character-count="2223" meta:non-whitespace-character-count="1660"/>
    <meta:generator>LibreOffice/25.2.4.3$Windows_X86_64 LibreOffice_project/33e196637044ead23f5c3226cde09b47731f7e27</meta:generator>
  </office:meta>
</office:document-meta>
</file>